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3.039cm" table:align="margins"/>
    </style:style>
    <style:style style:name="Table1.A" style:family="table-column">
      <style:table-column-properties style:column-width="2.785cm" style:rel-column-width="13999*"/>
    </style:style>
    <style:style style:name="Table1.B" style:family="table-column">
      <style:table-column-properties style:column-width="1.776cm" style:rel-column-width="8929*"/>
    </style:style>
    <style:style style:name="Table1.C" style:family="table-column">
      <style:table-column-properties style:column-width="2.743cm" style:rel-column-width="13788*"/>
    </style:style>
    <style:style style:name="Table1.D" style:family="table-column">
      <style:table-column-properties style:column-width="2.175cm" style:rel-column-width="10934*"/>
    </style:style>
    <style:style style:name="Table1.E" style:family="table-column">
      <style:table-column-properties style:column-width="1.755cm" style:rel-column-width="8824*"/>
    </style:style>
    <style:style style:name="Table1.F" style:family="table-column">
      <style:table-column-properties style:column-width="1.803cm" style:rel-column-width="906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8pt" officeooo:rsid="001343d4" officeooo:paragraph-rsid="001343d4" style:font-size-asian="8pt" style:font-size-complex="8pt"/>
    </style:style>
    <style:style style:name="P2" style:family="paragraph" style:parent-style-name="Table_20_Contents">
      <style:text-properties fo:font-size="8pt" officeooo:rsid="0008c202" officeooo:paragraph-rsid="0008c202" style:font-size-asian="8pt" style:font-size-complex="8pt"/>
    </style:style>
    <style:style style:name="P3" style:family="paragraph" style:parent-style-name="Table_20_Contents">
      <style:text-properties fo:font-size="8pt" officeooo:rsid="0008c202" officeooo:paragraph-rsid="0008c481" style:font-size-asian="8pt" style:font-size-complex="8pt"/>
    </style:style>
    <style:style style:name="P4" style:family="paragraph" style:parent-style-name="Table_20_Contents">
      <style:text-properties fo:font-size="8pt" officeooo:rsid="0008c202" officeooo:paragraph-rsid="0009ca49" style:font-size-asian="8pt" style:font-size-complex="8pt"/>
    </style:style>
    <style:style style:name="P5" style:family="paragraph" style:parent-style-name="Table_20_Contents">
      <style:text-properties fo:font-size="8pt" officeooo:rsid="0008c481" officeooo:paragraph-rsid="0008c481" style:font-size-asian="8pt" style:font-size-complex="8pt"/>
    </style:style>
    <style:style style:name="P6" style:family="paragraph" style:parent-style-name="Table_20_Contents">
      <style:text-properties fo:font-size="8pt" officeooo:rsid="0008c481" officeooo:paragraph-rsid="000bc04d" style:font-size-asian="8pt" style:font-size-complex="8pt"/>
    </style:style>
    <style:style style:name="P7" style:family="paragraph" style:parent-style-name="Table_20_Contents">
      <style:text-properties fo:font-size="8pt" officeooo:rsid="000d5cb3" officeooo:paragraph-rsid="000d5cb3" style:font-size-asian="8pt" style:font-size-complex="8pt"/>
    </style:style>
    <style:style style:name="P8" style:family="paragraph" style:parent-style-name="Table_20_Contents">
      <style:text-properties fo:font-size="8pt" officeooo:rsid="000d9216" officeooo:paragraph-rsid="000d9216" style:font-size-asian="8pt" style:font-size-complex="8pt"/>
    </style:style>
    <style:style style:name="P9" style:family="paragraph" style:parent-style-name="Table_20_Contents">
      <style:text-properties fo:font-size="8pt" officeooo:rsid="0009ca49" officeooo:paragraph-rsid="0009ca49" style:font-size-asian="8pt" style:font-size-complex="8pt"/>
    </style:style>
    <style:style style:name="P10" style:family="paragraph" style:parent-style-name="Table_20_Contents">
      <style:text-properties fo:font-size="8pt" officeooo:rsid="000bc04d" officeooo:paragraph-rsid="000bc04d" style:font-size-asian="8pt" style:font-size-complex="8pt"/>
    </style:style>
    <style:style style:name="P11" style:family="paragraph" style:parent-style-name="Table_20_Contents">
      <style:text-properties fo:font-size="8pt" officeooo:rsid="000bc04d" officeooo:paragraph-rsid="001ab1f0" style:font-size-asian="8pt" style:font-size-complex="8pt"/>
    </style:style>
    <style:style style:name="P12" style:family="paragraph" style:parent-style-name="Table_20_Contents">
      <style:text-properties fo:font-size="8pt" officeooo:rsid="00100c54" officeooo:paragraph-rsid="00100c54" style:font-size-asian="8pt" style:font-size-complex="8pt"/>
    </style:style>
    <style:style style:name="P13" style:family="paragraph" style:parent-style-name="Table_20_Contents">
      <style:text-properties fo:font-size="8pt" officeooo:rsid="00100c54" officeooo:paragraph-rsid="0010d74a" style:font-size-asian="8pt" style:font-size-complex="8pt"/>
    </style:style>
    <style:style style:name="P14" style:family="paragraph" style:parent-style-name="Table_20_Contents">
      <style:text-properties fo:font-size="8pt" officeooo:rsid="0010d74a" officeooo:paragraph-rsid="0010d74a" style:font-size-asian="8pt" style:font-size-complex="8pt"/>
    </style:style>
    <style:style style:name="P15" style:family="paragraph" style:parent-style-name="Table_20_Contents">
      <style:text-properties fo:font-size="8pt" officeooo:rsid="0010d74a" officeooo:paragraph-rsid="0026a997" style:font-size-asian="8pt" style:font-size-complex="8pt"/>
    </style:style>
    <style:style style:name="P16" style:family="paragraph" style:parent-style-name="Table_20_Contents">
      <style:text-properties fo:font-size="8pt" officeooo:rsid="00128de0" officeooo:paragraph-rsid="00128de0" style:font-size-asian="8pt" style:font-size-complex="8pt"/>
    </style:style>
    <style:style style:name="P17" style:family="paragraph" style:parent-style-name="Table_20_Contents">
      <style:paragraph-properties fo:text-align="end" style:justify-single-word="false"/>
      <style:text-properties fo:font-size="8pt" officeooo:rsid="00128de0" officeooo:paragraph-rsid="00128de0" style:font-size-asian="8pt" style:font-size-complex="8pt"/>
    </style:style>
    <style:style style:name="P18" style:family="paragraph" style:parent-style-name="Table_20_Contents">
      <style:paragraph-properties fo:text-align="end" style:justify-single-word="false"/>
      <style:text-properties fo:font-size="8pt" officeooo:rsid="001343d4" officeooo:paragraph-rsid="001343d4" style:font-size-asian="8pt" style:font-size-complex="8pt"/>
    </style:style>
    <style:style style:name="P19" style:family="paragraph" style:parent-style-name="Table_20_Contents">
      <style:text-properties fo:font-size="8pt" officeooo:rsid="001343d4" officeooo:paragraph-rsid="001343d4" style:font-size-asian="8pt" style:font-size-complex="8pt"/>
    </style:style>
    <style:style style:name="P20" style:family="paragraph" style:parent-style-name="Table_20_Contents">
      <style:text-properties fo:font-size="8pt" officeooo:rsid="001343d4" officeooo:paragraph-rsid="00149e24" style:font-size-asian="8pt" style:font-size-complex="8pt"/>
    </style:style>
    <style:style style:name="P21" style:family="paragraph" style:parent-style-name="Table_20_Contents">
      <style:text-properties fo:font-size="8pt" officeooo:rsid="001343d4" officeooo:paragraph-rsid="0026a997" style:font-size-asian="8pt" style:font-size-complex="8pt"/>
    </style:style>
    <style:style style:name="P22" style:family="paragraph" style:parent-style-name="Table_20_Contents">
      <style:text-properties fo:font-size="8pt" officeooo:rsid="00149e24" officeooo:paragraph-rsid="00149e24" style:font-size-asian="8pt" style:font-size-complex="8pt"/>
    </style:style>
    <style:style style:name="P23" style:family="paragraph" style:parent-style-name="Table_20_Contents">
      <style:text-properties fo:font-size="8pt" officeooo:rsid="00149e24" officeooo:paragraph-rsid="001ab1f0" style:font-size-asian="8pt" style:font-size-complex="8pt"/>
    </style:style>
    <style:style style:name="P24" style:family="paragraph" style:parent-style-name="Table_20_Contents">
      <style:text-properties fo:font-size="8pt" officeooo:rsid="00149e24" officeooo:paragraph-rsid="001c0d08" style:font-size-asian="8pt" style:font-size-complex="8pt"/>
    </style:style>
    <style:style style:name="P25" style:family="paragraph" style:parent-style-name="Table_20_Contents">
      <style:text-properties fo:font-size="8pt" officeooo:rsid="00149e24" officeooo:paragraph-rsid="0026a997" style:font-size-asian="8pt" style:font-size-complex="8pt"/>
    </style:style>
    <style:style style:name="P26" style:family="paragraph" style:parent-style-name="Table_20_Contents">
      <style:text-properties fo:font-size="8pt" officeooo:rsid="0015c2f4" officeooo:paragraph-rsid="0015c2f4" style:font-size-asian="8pt" style:font-size-complex="8pt"/>
    </style:style>
    <style:style style:name="P27" style:family="paragraph" style:parent-style-name="Table_20_Contents">
      <style:text-properties fo:font-size="8pt" officeooo:rsid="0016f08c" officeooo:paragraph-rsid="0025b6e7" style:font-size-asian="8pt" style:font-size-complex="8pt"/>
    </style:style>
    <style:style style:name="P28" style:family="paragraph" style:parent-style-name="Table_20_Contents">
      <style:text-properties fo:font-size="8pt" officeooo:rsid="0016f08c" officeooo:paragraph-rsid="0026a997" style:font-size-asian="8pt" style:font-size-complex="8pt"/>
    </style:style>
    <style:style style:name="P29" style:family="paragraph" style:parent-style-name="Table_20_Contents">
      <style:text-properties fo:font-size="8pt" officeooo:rsid="0018f2b6" officeooo:paragraph-rsid="0018f2b6" style:font-size-asian="8pt" style:font-size-complex="8pt"/>
    </style:style>
    <style:style style:name="P30" style:family="paragraph" style:parent-style-name="Table_20_Contents">
      <style:text-properties fo:font-size="8pt" officeooo:rsid="001ab1f0" officeooo:paragraph-rsid="001ab1f0" style:font-size-asian="8pt" style:font-size-complex="8pt"/>
    </style:style>
    <style:style style:name="P31" style:family="paragraph" style:parent-style-name="Table_20_Contents">
      <style:text-properties fo:font-size="8pt" officeooo:rsid="001ab1f0" officeooo:paragraph-rsid="001c0d08" style:font-size-asian="8pt" style:font-size-complex="8pt"/>
    </style:style>
    <style:style style:name="P32" style:family="paragraph" style:parent-style-name="Table_20_Contents">
      <style:text-properties fo:font-size="8pt" officeooo:rsid="001c0d08" officeooo:paragraph-rsid="001c0d08" style:font-size-asian="8pt" style:font-size-complex="8pt"/>
    </style:style>
    <style:style style:name="P33" style:family="paragraph" style:parent-style-name="Table_20_Contents">
      <style:text-properties fo:font-size="8pt" officeooo:rsid="001d62e7" officeooo:paragraph-rsid="001d62e7" style:font-size-asian="8pt" style:font-size-complex="8pt"/>
    </style:style>
    <style:style style:name="P34" style:family="paragraph" style:parent-style-name="Table_20_Contents">
      <style:text-properties fo:font-size="8pt" officeooo:rsid="0017c1ee" officeooo:paragraph-rsid="001e28c5" style:font-size-asian="8pt" style:font-size-complex="8pt"/>
    </style:style>
    <style:style style:name="P35" style:family="paragraph" style:parent-style-name="Table_20_Contents">
      <style:text-properties fo:font-size="8pt" officeooo:rsid="001e28c5" officeooo:paragraph-rsid="001e28c5" style:font-size-asian="8pt" style:font-size-complex="8pt"/>
    </style:style>
    <style:style style:name="P36" style:family="paragraph" style:parent-style-name="Table_20_Contents">
      <style:text-properties fo:font-size="8pt" officeooo:rsid="001e28c5" officeooo:paragraph-rsid="00201315" style:font-size-asian="8pt" style:font-size-complex="8pt"/>
    </style:style>
    <style:style style:name="P37" style:family="paragraph" style:parent-style-name="Table_20_Contents">
      <style:text-properties fo:font-size="8pt" officeooo:rsid="001f75f8" officeooo:paragraph-rsid="00201315" style:font-size-asian="8pt" style:font-size-complex="8pt"/>
    </style:style>
    <style:style style:name="P38" style:family="paragraph" style:parent-style-name="Table_20_Contents">
      <style:text-properties fo:font-size="8pt" officeooo:rsid="00201315" officeooo:paragraph-rsid="00201315" style:font-size-asian="8pt" style:font-size-complex="8pt"/>
    </style:style>
    <style:style style:name="P39" style:family="paragraph" style:parent-style-name="Table_20_Contents">
      <style:text-properties fo:font-size="8pt" officeooo:rsid="0025b6e7" officeooo:paragraph-rsid="0025b6e7" style:font-size-asian="8pt" style:font-size-complex="8pt"/>
    </style:style>
    <style:style style:name="P40" style:family="paragraph" style:parent-style-name="Table_20_Contents">
      <style:text-properties fo:font-size="8pt" officeooo:rsid="0026a997" officeooo:paragraph-rsid="0026a997" style:font-size-asian="8pt" style:font-size-complex="8pt"/>
    </style:style>
    <style:style style:name="P41" style:family="paragraph" style:parent-style-name="Table_20_Contents">
      <style:text-properties fo:font-size="8pt" officeooo:rsid="0026a997" officeooo:paragraph-rsid="00290a2e" style:font-size-asian="8pt" style:font-size-complex="8pt"/>
    </style:style>
    <style:style style:name="P42" style:family="paragraph" style:parent-style-name="Table_20_Contents">
      <style:text-properties fo:font-size="8pt" officeooo:rsid="00290a2e" officeooo:paragraph-rsid="00290a2e" style:font-size-asian="8pt" style:font-size-complex="8pt"/>
    </style:style>
    <style:style style:name="P43" style:family="paragraph" style:parent-style-name="Table_20_Contents">
      <style:text-properties fo:font-size="8pt" officeooo:rsid="002ae1d9" officeooo:paragraph-rsid="002ae1d9" style:font-size-asian="8pt" style:font-size-complex="8pt"/>
    </style:style>
    <style:style style:name="P44" style:family="paragraph" style:parent-style-name="Table_20_Heading">
      <style:paragraph-properties>
        <style:tab-stops>
          <style:tab-stop style:position="0.603cm"/>
        </style:tab-stops>
      </style:paragraph-properties>
      <style:text-properties fo:font-size="8pt" officeooo:rsid="0008c202" officeooo:paragraph-rsid="0008c202" style:font-size-asian="8pt" style:font-size-complex="8pt"/>
    </style:style>
    <style:style style:name="P45" style:family="paragraph" style:parent-style-name="Table_20_Heading">
      <style:text-properties fo:font-size="8pt" officeooo:rsid="0008c202" officeooo:paragraph-rsid="0008c202" style:font-size-asian="8pt" style:font-size-complex="8pt"/>
    </style:style>
    <style:style style:name="P46" style:family="paragraph" style:parent-style-name="Table_20_Contents">
      <style:text-properties fo:font-size="8pt" officeooo:rsid="0008c202" officeooo:paragraph-rsid="0008c202" style:font-size-asian="8pt" style:font-size-complex="8pt"/>
    </style:style>
    <style:style style:name="P47" style:family="paragraph" style:parent-style-name="Table_20_Contents">
      <style:text-properties fo:font-size="8pt" officeooo:rsid="002cc032" officeooo:paragraph-rsid="002cc032" style:font-size-asian="8pt" style:font-size-complex="8pt"/>
    </style:style>
    <style:style style:name="P48" style:family="paragraph" style:parent-style-name="Table_20_Contents">
      <style:paragraph-properties fo:text-align="end" style:justify-single-word="false"/>
      <style:text-properties fo:font-size="8pt" officeooo:rsid="002cc032" officeooo:paragraph-rsid="002cc032" style:font-size-asian="8pt" style:font-size-complex="8pt"/>
    </style:style>
    <style:style style:name="P49" style:family="paragraph" style:parent-style-name="Table_20_Contents">
      <style:text-properties fo:font-size="8pt" officeooo:rsid="000bc04d" officeooo:paragraph-rsid="001ab1f0" style:font-size-asian="8pt" style:font-size-complex="8pt"/>
    </style:style>
    <style:style style:name="P50" style:family="paragraph" style:parent-style-name="Table_20_Contents">
      <style:text-properties fo:font-size="8pt" officeooo:rsid="00100c54" officeooo:paragraph-rsid="00100c54" style:font-size-asian="8pt" style:font-size-complex="8pt"/>
    </style:style>
    <style:style style:name="P51" style:family="paragraph" style:parent-style-name="Table_20_Contents">
      <style:text-properties fo:font-size="8pt" officeooo:rsid="00128de0" officeooo:paragraph-rsid="00128de0" style:font-size-asian="8pt" style:font-size-complex="8pt"/>
    </style:style>
    <style:style style:name="P52" style:family="paragraph" style:parent-style-name="Table_20_Contents">
      <style:text-properties fo:font-size="8pt" officeooo:rsid="00311503" officeooo:paragraph-rsid="00311503" style:font-size-asian="8pt" style:font-size-complex="8pt"/>
    </style:style>
    <style:style style:name="P53" style:family="paragraph" style:parent-style-name="Table_20_Contents">
      <style:text-properties fo:font-size="8pt" officeooo:rsid="001343d4" officeooo:paragraph-rsid="001343d4" style:font-size-asian="8pt" style:font-size-complex="8pt"/>
    </style:style>
    <style:style style:name="P54" style:family="paragraph" style:parent-style-name="Table_20_Contents">
      <style:paragraph-properties fo:text-align="end" style:justify-single-word="false"/>
      <style:text-properties fo:font-size="8pt" officeooo:rsid="003187fd" officeooo:paragraph-rsid="003187fd" style:font-size-asian="8pt" style:font-size-complex="8pt"/>
    </style:style>
    <style:style style:name="P55" style:family="paragraph" style:parent-style-name="Table_20_Contents">
      <style:paragraph-properties fo:text-align="end" style:justify-single-word="false"/>
      <style:text-properties officeooo:paragraph-rsid="00311503"/>
    </style:style>
    <style:style style:name="T1" style:family="text">
      <style:text-properties officeooo:rsid="0008c481"/>
    </style:style>
    <style:style style:name="T2" style:family="text">
      <style:text-properties officeooo:rsid="000bc04d"/>
    </style:style>
    <style:style style:name="T3" style:family="text">
      <style:text-properties officeooo:rsid="0010d74a"/>
    </style:style>
    <style:style style:name="T4" style:family="text">
      <style:text-properties officeooo:rsid="00128de0"/>
    </style:style>
    <style:style style:name="T5" style:family="text">
      <style:text-properties officeooo:rsid="00130c73"/>
    </style:style>
    <style:style style:name="T6" style:family="text">
      <style:text-properties officeooo:rsid="001343d4"/>
    </style:style>
    <style:style style:name="T7" style:family="text">
      <style:text-properties officeooo:rsid="00149e24"/>
    </style:style>
    <style:style style:name="T8" style:family="text">
      <style:text-properties officeooo:rsid="0016f08c"/>
    </style:style>
    <style:style style:name="T9" style:family="text">
      <style:text-properties officeooo:rsid="0017c1ee"/>
    </style:style>
    <style:style style:name="T10" style:family="text">
      <style:text-properties officeooo:rsid="001945d4"/>
    </style:style>
    <style:style style:name="T11" style:family="text">
      <style:text-properties officeooo:rsid="001ab1f0"/>
    </style:style>
    <style:style style:name="T12" style:family="text">
      <style:text-properties officeooo:rsid="001c0d08"/>
    </style:style>
    <style:style style:name="T13" style:family="text">
      <style:text-properties officeooo:rsid="001e28c5"/>
    </style:style>
    <style:style style:name="T14" style:family="text">
      <style:text-properties officeooo:rsid="00201315"/>
    </style:style>
    <style:style style:name="T15" style:family="text">
      <style:text-properties officeooo:rsid="0023ee06"/>
    </style:style>
    <style:style style:name="T16" style:family="text">
      <style:text-properties officeooo:rsid="0025b6e7"/>
    </style:style>
    <style:style style:name="T17" style:family="text">
      <style:text-properties officeooo:rsid="00290a2e"/>
    </style:style>
    <style:style style:name="T18" style:family="text">
      <style:text-properties officeooo:rsid="002ae1d9"/>
    </style:style>
    <style:style style:name="T19" style:family="text">
      <style:text-properties officeooo:rsid="002b0dcd"/>
    </style:style>
    <style:style style:name="T20" style:family="text">
      <style:text-properties officeooo:rsid="002d4e1d"/>
    </style:style>
    <style:style style:name="T21" style:family="text">
      <style:text-properties officeooo:rsid="002e6d70"/>
    </style:style>
    <style:style style:name="T22" style:family="text">
      <style:text-properties officeooo:rsid="002ef249"/>
    </style:style>
    <style:style style:name="T23" style:family="text">
      <style:text-properties officeooo:rsid="00301764"/>
    </style:style>
    <style:style style:name="T24" style:family="text">
      <style:text-properties officeooo:rsid="00311503"/>
    </style:style>
    <style:style style:name="T25" style:family="text">
      <style:text-properties fo:font-size="8pt" officeooo:rsid="00311503" style:font-size-asian="8pt" style:font-size-complex="8pt"/>
    </style:style>
    <style:style style:name="T26" style:family="text">
      <style:text-properties officeooo:rsid="003155c1"/>
    </style:style>
    <style:style style:name="T27" style:family="text">
      <style:text-properties officeooo:rsid="003187f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table:number-columns-spanned="2" office:value-type="string">
              <text:p text:style-name="P44">Intro</text:p>
            </table:table-cell>
            <table:covered-table-cell/>
            <table:table-cell table:style-name="Table1.A1" office:value-type="string">
              <text:p text:style-name="P45">Browser</text:p>
            </table:table-cell>
            <table:table-cell table:style-name="Table1.A1" office:value-type="string">
              <text:p text:style-name="P45">Node</text:p>
            </table:table-cell>
            <table:table-cell table:style-name="Table1.E1" table:number-columns-spanned="2" office:value-type="string">
              <text:p text:style-name="P45">Java</text:p>
            </table:table-cell>
            <table:covered-table-cell/>
          </table:table-row>
        </table:table-header-rows>
        <table:table-row>
          <table:table-cell table:style-name="Table1.A2" table:number-columns-spanned="2" office:value-type="string">
            <text:p text:style-name="P47">I’m Mike</text:p>
            <text:p text:style-name="P47">Broad audience</text:p>
            <text:p text:style-name="P47">Why you should care about Javascript?</text:p>
            <text:p text:style-name="P47">Would you be here is ObjectiveC or Prolog?</text:p>
            <text:p text:style-name="P47">You do, else not here, a bandwagon? <text:s/>Is it justfied?</text:p>
            <text:p text:style-name="P47"><text:span text:style-name="T21">Certainly</text:span> the title of this talk is not a ringing endorsement</text:p>
            <text:p text:style-name="P47">Hopefully tools to gauge whether it is</text:p>
            <text:p text:style-name="P48">3 mins</text:p>
            <text:p text:style-name="P2"/>
            <text:p text:style-name="P2">Black Swan - Nassim Nicholas Taleb</text:p>
            <text:p text:style-name="P3">LiveScript ‘9<text:span text:style-name="T1">5</text:span></text:p>
            <text:p text:style-name="P5">Written by Brendan Eich in 10 days to compliment Java</text:p>
            <text:p text:style-name="P4">FU Money</text:p>
            <text:p text:style-name="P4">EclipseCon 200<text:span text:style-name="T20">8</text:span> – <text:span text:style-name="T20">Dave Thomas</text:span></text:p>
            <text:p text:style-name="P4">Two Languages = C &amp; JS</text:p>
            <text:p text:style-name="P17"><text:span text:style-name="T22">5</text:span> mins</text:p>
          </table:table-cell>
          <table:covered-table-cell/>
          <table:table-cell table:style-name="Table1.A2" table:number-rows-spanned="2" office:value-type="string">
            <text:p text:style-name="P7">History of Web</text:p>
            <text:p text:style-name="P7">TBL – files</text:p>
            <text:p text:style-name="P7">PSP - generation</text:p>
            <text:p text:style-name="P7">JSP – separation</text:p>
            <text:p text:style-name="P8">JS / Ajax - consolidation</text:p>
            <text:p text:style-name="P7"/>
            <text:p text:style-name="P8">Why flash / java applets / shockwave etc. failed</text:p>
            <text:p text:style-name="P8">- <text:span text:style-name="T7">plugins to browser – sandboxed, explicit permissions</text:span></text:p>
            <text:p text:style-name="P8">- <text:span text:style-name="T7">browsers cheeky – already have these permissions</text:span></text:p>
            <text:p text:style-name="P8"/>
            <text:p text:style-name="P27">XmlHttpRequest </text:p>
            <text:p text:style-name="P27"><text:a xlink:type="simple" xlink:href="https://developer.mozilla.org/en-US/docs/Web/API/XMLHttpRequest" text:style-name="Internet_20_link" text:visited-style-name="Visited_20_Internet_20_Link">https://developer.mozilla.org/en-US/docs/Web/API/XMLHttpRequest</text:a> </text:p>
            <text:p text:style-name="P39">earliest iteration in IE!</text:p>
            <text:p text:style-name="P39">But standradised by aound 2004 allowing:</text:p>
            <text:p text:style-name="P22">2005 Jesse <text:span text:style-name="T8">James Garret coined tem AJAX</text:span></text:p>
          </table:table-cell>
          <table:table-cell table:style-name="Table1.A2" table:number-rows-spanned="2" office:value-type="string">
            <text:p text:style-name="P33">Last week talked about JS on he browser. <text:s/>In fact for much of its life JS only in browser so one of methods form before </text:p>
            <text:p text:style-name="P14"/>
            <text:p text:style-name="P33">Then this happened:</text:p>
            <text:p text:style-name="P33">Bow down t uber-geek</text:p>
            <text:p text:style-name="P26">Then Ryan Da<text:span text:style-name="T9">h</text:span>l (video?) 2009</text:p>
            <text:p text:style-name="P26"><text:a xlink:type="simple" xlink:href="https://www.youtube.com/watch?v=ztspvPYybIY" text:style-name="Internet_20_link" text:visited-style-name="Visited_20_Internet_20_Link">https://www.youtube.com/watch?v=ztspvPYybIY</text:a></text:p>
            <text:p text:style-name="P26"/>
            <text:p text:style-name="P33">A C+ project – straddle divide between application and system engineering</text:p>
            <text:p text:style-name="P33"/>
            <text:p text:style-name="P35">V8 / libuv slide again</text:p>
            <text:p text:style-name="P14"/>
            <text:p text:style-name="P35"/>
            <text:p text:style-name="P14"/>
            <text:p text:style-name="P13"/>
          </table:table-cell>
          <table:table-cell table:style-name="Table1.A2" table:number-rows-spanned="2" office:value-type="string">
            <text:p text:style-name="P12">JS</text:p>
            <text:p text:style-name="P12">Prototype inheritance </text:p>
            <text:p text:style-name="P12">OLOO (Kyle Simpson)</text:p>
            <text:p text:style-name="P12">offers fantastic flexibility – pseudo classical /</text:p>
            <text:p text:style-name="P12"><text:s/></text:p>
            <text:p text:style-name="P12">Closure – dynamic scope (functional vs lexical)</text:p>
            <text:p text:style-name="P12">Think of a stack</text:p>
            <text:p text:style-name="P12"/>
          </table:table-cell>
          <table:table-cell table:style-name="Table1.F2" table:number-rows-spanned="2" office:value-type="string">
            <text:p text:style-name="P12">Java</text:p>
            <text:p text:style-name="P12">class inheritace</text:p>
            <text:p text:style-name="P12"/>
            <text:p text:style-name="P12"/>
            <text:p text:style-name="P12"/>
            <text:p text:style-name="P12"/>
            <text:p text:style-name="P12">static, global </text:p>
            <text:p text:style-name="P12">however public is global necessitating workarounds such as OSGi</text:p>
          </table:table-cell>
        </table:table-row>
        <table:table-row>
          <table:table-cell table:style-name="Table1.A2" table:number-columns-spanned="2" office:value-type="string">
            <text:p text:style-name="P9">I largely agree</text:p>
            <text:p text:style-name="P9">First some caveats:</text:p>
            <text:p text:style-name="P9">- <text:span text:style-name="T2">dont believe me!</text:span></text:p>
            <text:p text:style-name="P9">- as in EclipseCon, speaking to provoke – opinionated, provocation</text:p>
            <text:p text:style-name="P9">- read the t-shirt!</text:p>
            <text:p text:style-name="P9">- can be wrong</text:p>
            <text:p text:style-name="P9">- might choose to misled but never to misinform</text:p>
            <text:p text:style-name="P9">- I don’t hate Java – clarify through comparison</text:p>
            <text:p text:style-name="P17">3 min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">System</text:p>
            <text:p text:style-name="P2">Computer Science</text:p>
            <text:p text:style-name="P2">Digital Capability</text:p>
            <text:p text:style-name="P16">Cost profile</text:p>
            <text:p text:style-name="P2">Write for machine</text:p>
            <text:p text:style-name="P2">Slow, painstaking</text:p>
            <text:p text:style-name="P2">Optimisation: <text:span text:style-name="T1">bytes</text:span></text:p>
            <text:p text:style-name="P16">Timescales: deecades</text:p>
            <text:p text:style-name="P5">Undisputed: C(++)</text:p>
            <text:p text:style-name="P5"/>
            <text:p text:style-name="P29">eg. haProxy , <text:span text:style-name="T10">Apache Lucene XXX</text:span></text:p>
          </table:table-cell>
          <table:table-cell table:style-name="Table1.A2" office:value-type="string">
            <text:p text:style-name="P3">Applications</text:p>
            <text:p text:style-name="P3">Computer Engineering</text:p>
            <text:p text:style-name="P3"><text:span text:style-name="T4">Business </text:span>Value</text:p>
            <text:p text:style-name="P16">Cost profile</text:p>
            <text:p text:style-name="P3">Write for people</text:p>
            <text:p text:style-name="P3">Fast, replaceable</text:p>
            <text:p text:style-name="P5">Optimisation: IO, algorithmic</text:p>
            <text:p text:style-name="P16">Timescales: years</text:p>
            <text:p text:style-name="P16"/>
            <text:p text:style-name="P29">eg. something shiny</text:p>
            <text:p text:style-name="P17"><text:span text:style-name="T24">15</text:span> mins</text:p>
          </table:table-cell>
          <table:table-cell table:style-name="Table1.A2" office:value-type="string">
            <text:p text:style-name="P32">web plattform </text:p>
            <text:p text:style-name="P32">trilogy of JS / CSS and HTML (access HTTP)</text:p>
            <text:p text:style-name="P32"/>
            <text:p text:style-name="P32">Look at code</text:p>
            <text:p text:style-name="P30"/>
            <text:p text:style-name="P30"/>
            <text:p text:style-name="P30"><text:span text:style-name="T12">so </text:span>how is js used</text:p>
            <text:p text:style-name="P31">* <text:span text:style-name="T12">eg’s. inline / embedded / script link</text:span></text:p>
            <text:p text:style-name="P32">* jsbin </text:p>
            <text:p text:style-name="P32"/>
            <text:p text:style-name="P42">Jquery (hero?) - pre: grown up</text:p>
          </table:table-cell>
          <table:table-cell table:style-name="Table1.A2" office:value-type="string">
            <text:p text:style-name="P35">node01 &gt; node04</text:p>
            <text:p text:style-name="P35">js &gt; node &gt; os</text:p>
            <text:p text:style-name="P35"/>
            <text:p text:style-name="P35">Introduce callback mechanism</text:p>
            <text:p text:style-name="P35">when fn finishes then callback</text:p>
            <text:p text:style-name="P34"/>
            <text:p text:style-name="P34">‘event driven architecture’</text:p>
            <text:p text:style-name="P35">not unique but excellent for use case of IO bound procss which any network server such as a web server is</text:p>
            <text:p text:style-name="P35"/>
            <text:p text:style-name="P38">NB: constraints – single threaded -reasonable but not always appropriate</text:p>
            <text:p text:style-name="P35"/>
            <text:p text:style-name="P35">note: not unique</text:p>
            <text:p text:style-name="P34"><text:span text:style-name="T13">java equivalent vert.x</text:span> </text:p>
          </table:table-cell>
          <table:table-cell table:style-name="Table1.F2" table:number-columns-spanned="2" office:value-type="string">
            <text:p text:style-name="P12">Pseudo Classical False Friends</text:p>
            <text:p text:style-name="P12">extends Class typeof </text:p>
          </table:table-cell>
          <table:covered-table-cell/>
        </table:table-row>
        <table:table-row>
          <table:table-cell table:style-name="Table1.A2" table:number-rows-spanned="2" table:number-columns-spanned="2" office:value-type="string">
            <text:p text:style-name="P10">Application language – reasonableness</text:p>
            <text:p text:style-name="P6">Disputed: Java / JS / Python / Ruby</text:p>
            <text:p text:style-name="P12">JS Pros:</text:p>
            <text:p text:style-name="P12">single threaded</text:p>
            <text:p text:style-name="P12">run to completion</text:p>
            <text:p text:style-name="P12">no exposing <text:span text:style-name="T6">OS primitives - </text:span>memory management / process </text:p>
            <text:p text:style-name="P12">variety of styles – imperative, functional, ‘classical class driven’ - </text:p>
            <text:p text:style-name="P12"/>
            <text:p text:style-name="P16">Leads to reasonableness</text:p>
            <text:p text:style-name="P55"><text:span text:style-name="T25">3 mins</text:span></text:p>
            <text:p text:style-name="P16"/>
            <text:p text:style-name="P52">But language syntax alone not sufficient. <text:s/><text:span text:style-name="T26">Does it fall down anywhere else?</text:span></text:p>
            <text:p text:style-name="P16"/>
            <text:p text:style-name="P19">Bugginess?</text:p>
            <text:p text:style-name="P19">Types vs functional</text:p>
            <text:p text:style-name="P54">2 mins</text:p>
            <text:p text:style-name="P19"/>
            <text:p text:style-name="P19">Performance</text:p>
            <text:p text:style-name="P19">Almost irr<text:span text:style-name="T27">e</text:span>levent in enterprise context if in same ballpark</text:p>
            <text:p text:style-name="P19">Cloud context dev/debug costs hugely outweigh runtime costs</text:p>
            <text:p text:style-name="P18">5 mins</text:p>
          </table:table-cell>
          <table:covered-table-cell/>
          <table:table-cell table:style-name="Table1.A2" table:number-rows-spanned="2" office:value-type="string">
            <text:p text:style-name="P40">Major challenges:</text:p>
            <text:p text:style-name="P42">(- browsr diversity)</text:p>
            <text:p text:style-name="P40">- performance</text:p>
            <text:p text:style-name="P40">- security</text:p>
            <text:p text:style-name="P40">- device diversity</text:p>
            <text:p text:style-name="P20"/>
            <text:p text:style-name="P20">Performance: <text:span text:style-name="T16">major challenge</text:span></text:p>
            <text:p text:style-name="P39">Moving not mobile means reversing peformance gains of a decade</text:p>
            <text:p text:style-name="P20">– here cannot parrallize (well CSS)</text:p>
            <text:p text:style-name="P20">- <text:span text:style-name="T16">event loop as UI</text:span></text:p>
            <text:p text:style-name="P19">- <text:span text:style-name="T7">perceived – here is where ‘web plafom’ comes in – combine http(2)/css/javascipt</text:span></text:p>
            <text:p text:style-name="P19">- <text:span text:style-name="T7">video of performance increase</text:span></text:p>
          </table:table-cell>
          <table:table-cell table:style-name="Table1.A2" office:value-type="string">
            <text:p text:style-name="P38">video on callbacks and event loop</text:p>
            <text:p text:style-name="P38"/>
          </table:table-cell>
          <table:table-cell table:style-name="Table1.F2" table:number-rows-spanned="3" table:number-columns-spanned="2" office:value-type="string">
            <text:p text:style-name="P43">Simplicity:</text:p>
            <text:p text:style-name="P43">0.1 + 0.2 !== 0.3 actually a good thing</text:p>
            <text:p text:style-name="P43"/>
            <text:p text:style-name="P43">Two scope hierachies</text:p>
            <text:p text:style-name="P43">- inheritance</text:p>
            <text:p text:style-name="P43">- functional/closure (execution context linked to ‘XXX external context)</text:p>
            <text:p text:style-name="P43">- <text:span text:style-name="T19">callstack plus tables (article)</text:span>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e1.A2" office:value-type="string">
            <text:p text:style-name="P36">So back to node04</text:p>
            <text:p text:style-name="P38">then alternative forms</text:p>
          </table:table-cell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12">One other argument: o<text:span text:style-name="T1">nly one runs on every browser</text:span></text:p>
            <text:p text:style-name="P10">Browser – why web matters</text:p>
            <text:p text:style-name="P10">every browser app is JS</text:p>
            <text:p text:style-name="P10">web platform – html 5</text:p>
            <text:p text:style-name="P10"/>
          </table:table-cell>
          <table:covered-table-cell/>
          <table:table-cell table:style-name="Table1.A2" office:value-type="string">
            <text:p text:style-name="P1">Security - OWASP</text:p>
          </table:table-cell>
          <table:table-cell table:style-name="Table1.A2" office:value-type="string">
            <text:p text:style-name="P38">Back to node04</text:p>
            <text:p text:style-name="P38">Tooling in same language as software</text:p>
            <text:p text:style-name="P37">Tools – eat own dogfood</text:p>
            <text:p text:style-name="P37"/>
            <text:p text:style-name="P38">node tools to write node servers that serve javascript</text:p>
          </table:table-cell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10">Server – Node.js – staddles Systems &amp; Applications - <text:span text:style-name="T15">slide</text:span></text:p>
          </table:table-cell>
          <table:covered-table-cell/>
          <table:table-cell table:style-name="Table1.A2" office:value-type="string">
            <text:p text:style-name="P32">Responsive – CSS</text:p>
            <text:p text:style-name="P32"/>
            <text:p text:style-name="P32">flexbox / CSS alternative XXX</text:p>
            <text:p text:style-name="P32">flexbox game</text:p>
            <text:p text:style-name="P32"/>
            <text:p text:style-name="P42">Browswer diverity</text:p>
            <text:p text:style-name="P42">- <text:span text:style-name="T18">in the past - JQuery</text:span></text:p>
            <text:p text:style-name="P42">- largely conquered</text:p>
            <text:p text:style-name="P42">- browser builder and stage 4 approvals process XXX</text:p>
            <text:p text:style-name="P42">- still CSS funnies </text:p>
            <text:p text:style-name="P42">- <text:span text:style-name="T18">babel / polyfills – more in build process</text:span></text:p>
          </table:table-cell>
          <table:table-cell table:style-name="Table1.A2" office:value-type="string">
            <text:p text:style-name="P38">npm (/yarn)</text:p>
            <text:p text:style-name="P38">flaws</text:p>
            <text:p text:style-name="P38">- yes! <text:s/>too simple</text:p>
            <text:p text:style-name="P38">- mashup (XXX worst dependencies..?)</text:p>
            <text:p text:style-name="P38">- dumb governance</text:p>
            <text:p text:style-name="P38">- legendary pakage removal</text:p>
            <text:p text:style-name="P38">- ‘OS’ vs ‘enterprise’ mindset</text:p>
            <text:p text:style-name="P35"/>
          </table:table-cell>
          <table:table-cell table:style-name="Table1.F2" table:number-columns-spanned="2" office:value-type="string">
            <text:p text:style-name="P15">Build process – similar</text:p>
            <text:p text:style-name="P28">Now JS target of source-to-source compilers just as java bytecode</text:p>
            <text:p text:style-name="P15"/>
            <text:p text:style-name="P25">Enterprise – Java’s unfotnate turn to containers and declarative approaches</text:p>
            <text:p text:style-name="P25">I blame annotations – intorduce global complexity – bit like aspect oientated</text:p>
          </table:table-cell>
          <table:covered-table-cell/>
        </table:table-row>
        <table:table-row>
          <table:table-cell table:style-name="Table1.A2" table:number-columns-spanned="2" office:value-type="string">
            <text:p text:style-name="P40">Brendan Eich</text:p>
            <text:p text:style-name="P40">- when follwoed his brief, <text:s/>he introduced all the worst bits of Javascript</text:p>
            <text:p text:style-name="P40">- when he ignored his brief and followed his tech instints, he over-engineered his solution an produced one of th most adapable and flexible programming languags we have today.</text:p>
            <text:p text:style-name="P40"/>
            <text:p text:style-name="P21">Vs Java</text:p>
            <text:p text:style-name="P21">Most techy talk</text:p>
            <text:p text:style-name="P40">Compare to Java </text:p>
            <text:p text:style-name="P40"/>
            <text:p text:style-name="P42">Slide of the good bits</text:p>
            <text:p text:style-name="P40"/>
            <text:p text:style-name="P41">Amongst techies Javascript had a bad reputation</text:p>
            <text:p text:style-name="P41"/>
            <text:p text:style-name="P40"/>
            <text:p text:style-name="P42">Heros:</text:p>
            <text:p text:style-name="P42">Brendan Eich</text:p>
            <text:p text:style-name="P42">Douglas Crockford</text:p>
            <text:p text:style-name="P42">Ryan Dahl</text:p>
          </table:table-cell>
          <table:covered-table-cell/>
          <table:table-cell table:style-name="Table1.A2" office:value-type="string">
            <text:p text:style-name="P30">elephant in the room – <text:span text:style-name="T17">actually 2</text:span></text:p>
            <text:p text:style-name="P30">least informed</text:p>
            <text:p text:style-name="P11">what about native phone apps?</text:p>
            <text:p text:style-name="P30">caveat </text:p>
            <text:p text:style-name="P30">back to client server</text:p>
            <text:p text:style-name="P30">- versioning</text:p>
            <text:p text:style-name="P30">- <text:span text:style-name="T14">permissions XXX (bad example)</text:span></text:p>
            <text:p text:style-name="P11"/>
            <text:p text:style-name="P11"/>
            <text:p text:style-name="P47">Slide with 6 devices? XXX</text:p>
            <text:p text:style-name="P47"/>
            <text:p text:style-name="P23">Steve Jobs</text:p>
            <text:p text:style-name="P23">- web platform could not compete with native</text:p>
            <text:p text:style-name="P23">- <text:span text:style-name="T11">offline</text:span></text:p>
            <text:p text:style-name="P23">- apple tax</text:p>
            <text:p text:style-name="P23"/>
            <text:p text:style-name="P30">common dev environments</text:p>
            <text:p text:style-name="P30">- re: that survey</text:p>
            <text:p text:style-name="P30">- react native</text:p>
            <text:p text:style-name="P30"/>
            <text:p text:style-name="P30">so in short term no change</text:p>
            <text:p text:style-name="P30">but longer term …</text:p>
            <text:p text:style-name="P30"/>
            <text:p text:style-name="P24">Html 5 / http 2</text:p>
            <text:p text:style-name="P24">What can browser do?</text:p>
            <text:p text:style-name="P24"/>
            <text:p text:style-name="P43">Use Mozilla!</text:p>
          </table:table-cell>
          <table:table-cell table:style-name="Table1.A2" office:value-type="string">
            <text:p text:style-name="P38">In Enterprise:</text:p>
            <text:p text:style-name="P38">- tooling snyk, blackduck etc</text:p>
            <text:p text:style-name="P38">- more in last workshop</text:p>
            <text:p text:style-name="P38">- frequent updates</text:p>
            <text:p text:style-name="P38">- provenance of code (Keith’s article)</text:p>
          </table:table-cell>
          <table:table-cell table:style-name="Table1.F2" table:number-columns-spanned="2" office:value-type="string">
            <text:p text:style-name="P42">Debugging</text:p>
            <text:p text:style-name="P42"/>
            <text:p text:style-name="P42">Linting</text:p>
            <text:p text:style-name="P42"/>
            <text:p text:style-name="P43">Transpiling</text:p>
            <text:p text:style-name="P43">- babel</text:p>
            <text:p text:style-name="P43">- polyfills (weakness inot strengh)</text:p>
            <text:p text:style-name="P43">(-ponyfills ..?)</text:p>
            <text:p text:style-name="P43">- post-css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072cm" fo:margin-bottom="2.011cm" fo:margin-left="0.988cm" fo:margin-right="1.21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0T17:37:55.640584383</meta:creation-date>
    <dc:date>2018-02-07T14:58:35.441445543</dc:date>
    <meta:editing-duration>P1DT1H48S</meta:editing-duration>
    <meta:editing-cycles>17</meta:editing-cycles>
    <meta:generator>LibreOffice/5.4.4.2$MacOSX_X86_64 LibreOffice_project/2524958677847fb3bb44820e40380acbe820f960</meta:generator>
    <meta:document-statistic meta:table-count="1" meta:image-count="0" meta:object-count="0" meta:page-count="1" meta:paragraph-count="208" meta:word-count="925" meta:character-count="5629" meta:non-whitespace-character-count="4863"/>
  </office:meta>
</office:document-meta>
</file>